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7cm" svg:height="4.523cm" svg:x="2cm" svg:y="5.467cm">
          <draw:text-box>
            <text:p>go to school</text:p>
            <text:p/>
            <text:p>go home</text:p>
            <text:p/>
            <text:p>go 是不及物动词, home 是副词，往家/向家方向 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0M29S</meta:editing-duration>
    <meta:editing-cycles>4</meta:editing-cycles>
    <meta:generator>OpenOffice/4.1.2$Win32 OpenOffice.org_project/412m3$Build-9782</meta:generator>
    <dc:date>2025-03-23T11:04:24.19</dc:date>
    <dc:creator>Eric Zhang</dc:creator>
    <meta:document-statistic meta:object-count="24"/>
  </office:meta>
</office:document-meta>
</file>